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c551" officeooo:paragraph-rsid="0000c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les BAUDELAIRE <text:s text:c="2"/>(1821-1867)</text:p>
      <text:p text:style-name="P1"/>
      <text:p text:style-name="P1">Don Juan aux enfers</text:p>
      <text:p text:style-name="P1"/>
      <text:p text:style-name="P1">Quand Don Juan descendit vers l'onde souterraine</text:p>
      <text:p text:style-name="P1">Et lorsqu'il eut donné son obole à Charon,</text:p>
      <text:p text:style-name="P1">Un sombre mendiant, l'oeil fier comme Antisthène,</text:p>
      <text:p text:style-name="P1">D'un bras vengeur et fort saisit chaque aviron.</text:p>
      <text:p text:style-name="P1"/>
      <text:p text:style-name="P1">Montrant leurs seins pendants et leurs robes ouvertes,</text:p>
      <text:p text:style-name="P1">Des femmes se tordaient sous le noir firmament,</text:p>
      <text:p text:style-name="P1">Et, comme un grand troupeau de victimes offertes,</text:p>
      <text:p text:style-name="P1">Derrière lui traînaient un long mugissement.</text:p>
      <text:p text:style-name="P1"/>
      <text:p text:style-name="P1">Sganarelle en riant lui réclamait ses gages,</text:p>
      <text:p text:style-name="P1">Tandis que Don Luis avec un doigt tremblant</text:p>
      <text:p text:style-name="P1">Montrait à tous les morts errant sur les rivages</text:p>
      <text:p text:style-name="P1">Le fils audacieux qui railla son front blanc.</text:p>
      <text:p text:style-name="P1"/>
      <text:p text:style-name="P1">Frissonnant sous son deuil, la chaste et maigre Elvire,</text:p>
      <text:p text:style-name="P1">Près de l'époux perfide et qui fut son amant,</text:p>
      <text:p text:style-name="P1">Semblait lui réclamer un suprême sourire</text:p>
      <text:p text:style-name="P1">Où brillât la douceur de son premier serment.</text:p>
      <text:p text:style-name="P1"/>
      <text:p text:style-name="P1">Tout droit dans son armure, un grand homme de pierre</text:p>
      <text:p text:style-name="P1">Se tenait à la barre et coupait le flot noir,</text:p>
      <text:p text:style-name="P1">Mais le calme héros, courbé sur sa rapière,</text:p>
      <text:p text:style-name="P1">Regardait le sillage et ne daignait rien vo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52:22.444870659</meta:creation-date>
    <dc:date>2014-06-24T15:52:40.247388483</dc:date>
    <meta:editing-duration>P0D</meta:editing-duration>
    <meta:editing-cycles>1</meta:editing-cycles>
    <meta:document-statistic meta:table-count="0" meta:image-count="0" meta:object-count="0" meta:page-count="1" meta:paragraph-count="22" meta:word-count="167" meta:character-count="982" meta:non-whitespace-character-count="835"/>
    <meta:generator>LibreOffice/4.2.4.2$Linux_x86 LibreOffice_project/420m0$Build-2</meta:generator>
  </office:meta>
</office:document-meta>
</file>